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A1" style:family="table-cell">
      <style:table-cell-properties fo:padding-left="0cm" fo:padding-right="0cm" fo:padding-top="0.101cm" fo:padding-bottom="0.101cm" fo:border="none"/>
    </style:style>
    <style:style style:name="Tableau1.A1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3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 officeooo:paragraph-rsid="0020da02"/>
    </style:style>
    <style:style style:name="P4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 officeooo:paragraph-rsid="0030bb9f"/>
    </style:style>
    <style:style style:name="P5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fo:font-size="8pt" style:font-size-asian="7pt" style:font-size-complex="8pt"/>
    </style:style>
    <style:style style:name="P6" style:family="paragraph" style:parent-style-name="Heading_20_1">
      <style:paragraph-properties fo:margin-top="0cm" fo:margin-bottom="0.21cm" style:contextual-spacing="false" style:shadow="none"/>
    </style:style>
    <style:style style:name="P7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paragraph-rsid="00337d81" style:font-weight-asian="bold" style:font-weight-complex="bold"/>
    </style:style>
    <style:style style:name="P8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9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367f8f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9feb9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a4115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d22b8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66866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8bbf4"/>
    </style:style>
    <style:style style:name="P15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b4134"/>
    </style:style>
    <style:style style:name="P16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bcead"/>
    </style:style>
    <style:style style:name="T1" style:family="text">
      <style:text-properties style:font-name="Arial" fo:font-weight="bold" officeooo:rsid="002b8977" style:font-weight-asian="bold" style:font-weight-complex="bold"/>
    </style:style>
    <style:style style:name="T2" style:family="text">
      <style:text-properties style:font-name="Arial" fo:font-weight="bold" officeooo:rsid="002cf2c3" style:font-weight-asian="bold" style:font-weight-complex="bold"/>
    </style:style>
    <style:style style:name="T3" style:family="text">
      <style:text-properties style:font-name="Arial" fo:font-weight="bold" officeooo:rsid="002d22b8" style:font-weight-asian="bold" style:font-weight-complex="bold"/>
    </style:style>
    <style:style style:name="T4" style:family="text">
      <style:text-properties style:font-name="Arial" fo:font-weight="bold" officeooo:rsid="002eebe3" style:font-weight-asian="bold" style:font-weight-complex="bold"/>
    </style:style>
    <style:style style:name="T5" style:family="text">
      <style:text-properties style:font-name="Arial" fo:font-weight="bold" officeooo:rsid="003b8b85" style:font-weight-asian="bold" style:font-weight-complex="bold"/>
    </style:style>
    <style:style style:name="T6" style:family="text">
      <style:text-properties style:font-name="Arial" fo:font-size="21pt" fo:font-weight="bold" officeooo:rsid="0032af21" fo:background-color="transparent" loext:char-shading-value="0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7" style:family="text">
      <style:text-properties style:font-name="Arial" fo:font-size="11pt" fo:font-weight="bold" officeooo:rsid="002d22b8" style:font-weight-asian="bold" style:font-weight-complex="bold"/>
    </style:style>
    <style:style style:name="T8" style:family="text">
      <style:text-properties style:font-name="Arial" fo:font-size="11pt" fo:font-weight="bold" officeooo:rsid="002eebe3" style:font-weight-asian="bold" style:font-weight-complex="bold"/>
    </style:style>
    <style:style style:name="T9" style:family="text">
      <style:text-properties style:font-name="Arial" fo:font-size="11pt" fo:font-style="normal" fo:font-weight="bold" officeooo:rsid="002eebe3" style:font-weight-asian="bold" style:font-weight-complex="bold"/>
    </style:style>
    <style:style style:name="T10" style:family="text">
      <style:text-properties style:font-name="Times New Roman" fo:font-style="normal" officeooo:rsid="001bcead"/>
    </style:style>
    <style:style style:name="T11" style:family="text">
      <style:text-properties style:font-name="Times New Roman" fo:font-size="11pt" fo:font-style="normal" fo:font-weight="normal" officeooo:rsid="00337d81" style:font-weight-asian="normal" style:font-weight-complex="normal"/>
    </style:style>
    <style:style style:name="T12" style:family="text">
      <style:text-properties style:font-name="Times New Roman" fo:font-size="11pt" fo:font-style="normal" officeooo:rsid="002cf2c3"/>
    </style:style>
    <style:style style:name="T13" style:family="text">
      <style:text-properties style:font-name="Times New Roman" fo:font-size="11pt" fo:font-style="normal" officeooo:rsid="003707b1"/>
    </style:style>
    <style:style style:name="T14" style:family="text">
      <style:text-properties style:font-name="Times New Roman" fo:font-size="11pt" fo:font-style="normal" officeooo:rsid="003800f5"/>
    </style:style>
    <style:style style:name="T15" style:family="text">
      <style:text-properties style:font-name="Times New Roman" fo:font-size="11pt" fo:font-style="normal" officeooo:rsid="0039cbfe"/>
    </style:style>
    <style:style style:name="T16" style:family="text">
      <style:text-properties style:font-name="Times New Roman" fo:font-size="11pt" fo:font-style="normal" officeooo:rsid="003add0c"/>
    </style:style>
    <style:style style:name="T17" style:family="text">
      <style:text-properties officeooo:rsid="001d869c"/>
    </style:style>
    <style:style style:name="T18" style:family="text">
      <style:text-properties officeooo:rsid="001ddd62"/>
    </style:style>
    <style:style style:name="T19" style:family="text">
      <style:text-properties officeooo:rsid="002571e3"/>
    </style:style>
    <style:style style:name="T20" style:family="text">
      <style:text-properties officeooo:rsid="002b8977"/>
    </style:style>
    <style:style style:name="T21" style:family="text">
      <style:text-properties fo:font-size="11pt" officeooo:rsid="002cf2c3"/>
    </style:style>
    <style:style style:name="T22" style:family="text">
      <style:text-properties fo:font-size="11pt" officeooo:rsid="002d22b8"/>
    </style:style>
    <style:style style:name="T23" style:family="text">
      <style:text-properties fo:font-size="11pt" officeooo:rsid="002eebe3"/>
    </style:style>
    <style:style style:name="T24" style:family="text">
      <style:text-properties fo:font-size="11pt" officeooo:rsid="0030b964"/>
    </style:style>
    <style:style style:name="T25" style:family="text">
      <style:text-properties fo:font-size="11pt" officeooo:rsid="0034aaf2"/>
    </style:style>
    <style:style style:name="T26" style:family="text">
      <style:text-properties fo:font-size="11pt" officeooo:rsid="00367f8f"/>
    </style:style>
    <style:style style:name="T27" style:family="text">
      <style:text-properties fo:font-size="11pt" officeooo:rsid="003707b1"/>
    </style:style>
    <style:style style:name="T28" style:family="text">
      <style:text-properties fo:font-size="11pt" officeooo:rsid="00391897"/>
    </style:style>
    <style:style style:name="T29" style:family="text">
      <style:text-properties fo:font-size="11pt" officeooo:rsid="0039cbfe"/>
    </style:style>
    <style:style style:name="T30" style:family="text">
      <style:text-properties fo:font-size="11pt" officeooo:rsid="003a631f"/>
    </style:style>
    <style:style style:name="T31" style:family="text">
      <style:text-properties fo:font-size="11pt" officeooo:rsid="003a7bec"/>
    </style:style>
    <style:style style:name="T32" style:family="text">
      <style:text-properties fo:font-size="11pt" officeooo:rsid="003ab1d2"/>
    </style:style>
    <style:style style:name="T33" style:family="text">
      <style:text-properties fo:font-size="11pt" officeooo:rsid="003add0c"/>
    </style:style>
    <style:style style:name="T34" style:family="text">
      <style:text-properties fo:font-size="11pt" officeooo:rsid="003ba99c"/>
    </style:style>
    <style:style style:name="T35" style:family="text">
      <style:text-properties officeooo:rsid="002cf2c3"/>
    </style:style>
    <style:style style:name="T36" style:family="text">
      <style:text-properties officeooo:rsid="002d22b8"/>
    </style:style>
    <style:style style:name="T37" style:family="text">
      <style:text-properties officeooo:rsid="002eebe3"/>
    </style:style>
    <style:style style:name="T38" style:family="text">
      <style:text-properties style:font-name="OpenSymbol" fo:font-size="11pt" officeooo:rsid="00391897" style:font-name-asian="OpenSymbol" style:font-name-complex="OpenSymbol"/>
    </style:style>
    <style:style style:name="T39" style:family="text">
      <style:text-properties officeooo:rsid="003ab1d2"/>
    </style:style>
    <style:style style:name="T40" style:family="text">
      <style:text-properties officeooo:rsid="003ba99c"/>
    </style:style>
    <text:list-style style:name="L1">
      <text:list-level-style-number text:level="1" text:style-name="Numbering_20_Symbols" style:num-suffix="." style:num-format="1">
        <style:list-level-properties text:min-label-width="0.6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ression de <text:span text:style-name="T6">quatri</text:span>ème</text:h>
      <table:table table:name="Tableau1" table:style-name="Tableau1">
        <table:table-column table:style-name="Tableau1.A"/>
        <table:table-column table:style-name="Tableau1.B"/>
        <table:table-row table:style-name="TableLine94547086501984">
          <table:table-cell table:style-name="Tableau1.A1" office:value-type="string">
            <text:list xml:id="list1857833819" text:style-name="L1">
              <text:list-item>
                <text:p text:style-name="P7">Nombres relatifs<text:line-break/><text:span text:style-name="T11">Additions, soustractions de nombres relatifs, sommes algébriques (Rappels)<text:line-break/>Produit et quotient de nombres relatifs, règle des signes</text:span></text:p>
              </text:list-item>
            </text:list>
          </table:table-cell>
          <table:table-cell table:style-name="Tableau1.A1" office:value-type="string">
            <text:p text:style-name="P1">(<text:span text:style-name="T34">3</text:span> sem)</text:p>
          </table:table-cell>
        </table:table-row>
        <table:table-row table:style-name="TableLine94547086646176">
          <table:table-cell table:style-name="Tableau1.A1" office:value-type="string">
            <text:list xml:id="list164915195592848" text:continue-numbering="true" text:style-name="L1">
              <text:list-item>
                <text:p text:style-name="P9"><text:span text:style-name="T1">Translations et Rotations</text:span><text:line-break/><text:span text:style-name="T25">Image d’un point et d’une figure par une </text:span><text:span text:style-name="T26">symétrie axiale ou centrale</text:span><text:span text:style-name="T25"><text:line-break/>Image d’un point et d’une figure par une translation ou une rotation</text:span><text:line-break/><text:span text:style-name="T25">Exercices de constructions</text:span></text:p>
              </text:list-item>
            </text:list>
          </table:table-cell>
          <table:table-cell table:style-name="Tableau1.A1" office:value-type="string">
            <text:p text:style-name="P2">(<text:span text:style-name="T34">1,5</text:span> sem)</text:p>
          </table:table-cell>
        </table:table-row>
        <table:table-row table:style-name="TableLine94547086646544">
          <table:table-cell table:style-name="Tableau1.A1" office:value-type="string">
            <text:list xml:id="list164914208936819" text:continue-numbering="true" text:style-name="L1">
              <text:list-item>
                <text:p text:style-name="P10"><text:span text:style-name="T2">Fractions</text:span><text:line-break/><text:span text:style-name="T27">Égalités de fractions, simplifications, produit en croix</text:span><text:span text:style-name="T35"><text:line-break/></text:span><text:span text:style-name="T27">Additions et soustractions de fractions (dénominateurs quelconques)</text:span><text:line-break/><text:span text:style-name="T13">Multiplications et divisions </text:span><text:span text:style-name="T14">de fractions</text:span><text:span text:style-name="T12">, </text:span><text:span text:style-name="T13">fraction d’une quantité</text:span></text:p>
              </text:list-item>
            </text:list>
          </table:table-cell>
          <table:table-cell table:style-name="Tableau1.A1" office:value-type="string">
            <text:p text:style-name="P2">(<text:span text:style-name="T34">3,5</text:span> sem)</text:p>
          </table:table-cell>
        </table:table-row>
        <table:table-row table:style-name="TableLine94547086647088">
          <table:table-cell table:style-name="Tableau1.A1" office:value-type="string">
            <text:list xml:id="list164914143254186" text:continue-numbering="true" text:style-name="L1">
              <text:list-item>
                <text:p text:style-name="P11"><text:span text:style-name="T3">Puissances</text:span><text:line-break/><text:span text:style-name="T28">Définition, propriétés</text:span><text:line-break/>P<text:span text:style-name="T28">uissances de 10, notation scientifique</text:span><text:line-break/><text:span text:style-name="T28">Kilo, Méga, Giga,...</text:span></text:p>
              </text:list-item>
            </text:list>
          </table:table-cell>
          <table:table-cell table:style-name="Tableau1.A1" office:value-type="string">
            <text:p text:style-name="P2">(<text:span text:style-name="T34">3</text:span> sem)</text:p>
          </table:table-cell>
        </table:table-row>
        <table:table-row table:style-name="TableLine94547086647744">
          <table:table-cell table:style-name="Tableau1.A1" office:value-type="string">
            <text:list xml:id="list164914152003079" text:continue-numbering="true" text:style-name="L1">
              <text:list-item>
                <text:p text:style-name="P8"><text:span text:style-name="T5">Divisibilité et </text:span><text:span text:style-name="T3">Nombres premiers</text:span><text:line-break/><text:span text:style-name="T28">Division euclidienne dans </text:span><text:span text:style-name="T38">ℕ</text:span><text:span text:style-name="T22"><text:line-break/></text:span><text:span text:style-name="T28">Multiples et diviseurs, critères de divisibilité</text:span><text:span text:style-name="T22"><text:line-break/></text:span><text:span text:style-name="T28">Nombres premiers, décomposition en produit de facteurs premiers</text:span></text:p>
              </text:list-item>
            </text:list>
          </table:table-cell>
          <table:table-cell table:style-name="Tableau1.A1" office:value-type="string">
            <text:p text:style-name="P2">(<text:span text:style-name="T37">2</text:span> sem)</text:p>
          </table:table-cell>
        </table:table-row>
        <table:table-row table:style-name="TableLine94547086648400">
          <table:table-cell table:style-name="Tableau1.A1" office:value-type="string">
            <text:list xml:id="list164914496198360" text:continue-numbering="true" text:style-name="L1">
              <text:list-item>
                <text:p text:style-name="P12"><text:span text:style-name="T7">Triangles isométriques</text:span><text:line-break/><text:span text:style-name="T36">D</text:span><text:span text:style-name="T29">éfinition, les 3 cas d’égalité</text:span><text:span text:style-name="T22"><text:line-break/></text:span><text:span text:style-name="T29">Exercices de démonstrations</text:span></text:p>
              </text:list-item>
            </text:list>
          </table:table-cell>
          <table:table-cell table:style-name="Tableau1.A1" office:value-type="string">
            <text:p text:style-name="P3">(<text:span text:style-name="T23">2,</text:span><text:span text:style-name="T34">5</text:span><text:span text:style-name="T23"> </text:span>sem)</text:p>
          </table:table-cell>
        </table:table-row>
        <table:table-row table:style-name="TableLine94547086649008">
          <table:table-cell table:style-name="Tableau1.A1" office:value-type="string">
            <text:list xml:id="list164914603122592" text:continue-numbering="true" text:style-name="L1">
              <text:list-item>
                <text:p text:style-name="P13"><text:span text:style-name="T7">Calcul littéral</text:span><text:line-break/><text:span text:style-name="T29">Distributivité, développer et réduire, factoriser</text:span><text:line-break/><text:span text:style-name="T15">Double développement, signe « moins » devant une parenthèse</text:span></text:p>
              </text:list-item>
            </text:list>
          </table:table-cell>
          <table:table-cell table:style-name="Tableau1.A1" office:value-type="string">
            <text:p text:style-name="P2">(<text:span text:style-name="T23">2</text:span> sem)</text:p>
          </table:table-cell>
        </table:table-row>
        <table:table-row table:style-name="TableLine94547086649664">
          <table:table-cell table:style-name="Tableau1.A1" office:value-type="string">
            <text:list xml:id="list164914456851754" text:continue-numbering="true" text:style-name="L1">
              <text:list-item>
                <text:p text:style-name="P11"><text:span text:style-name="T8">Pythagore</text:span><text:line-break/><text:span text:style-name="T30">Racine carrée d’un nombre positif (juste la définition, pas les propriétés)<text:line-break/>Théorème et réciproque</text:span></text:p>
              </text:list-item>
            </text:list>
          </table:table-cell>
          <table:table-cell table:style-name="Tableau1.A1" office:value-type="string">
            <text:p text:style-name="P2">(<text:span text:style-name="T23">2</text:span> sem)</text:p>
          </table:table-cell>
        </table:table-row>
        <table:table-row table:style-name="TableLine94547086650320">
          <table:table-cell table:style-name="Tableau1.A1" office:value-type="string">
            <text:list xml:id="list164914836408981" text:continue-numbering="true" text:style-name="L1">
              <text:list-item>
                <text:p text:style-name="P8"><text:span text:style-name="T8">Équations</text:span><text:line-break/><text:span text:style-name="T30">Équations du premier degré à une inconnue</text:span><text:line-break/><text:span text:style-name="T23">Pro</text:span><text:span text:style-name="T30">blèmes concrets</text:span></text:p>
              </text:list-item>
            </text:list>
          </table:table-cell>
          <table:table-cell table:style-name="Tableau1.A1" office:value-type="string">
            <text:p text:style-name="P2">(2 sem)</text:p>
          </table:table-cell>
        </table:table-row>
        <table:table-row table:style-name="TableLine94547086651248">
          <table:table-cell table:style-name="Tableau1.A1" office:value-type="string">
            <text:list xml:id="list164914490768587" text:continue-numbering="true" text:style-name="L1">
              <text:list-item>
                <text:p text:style-name="P14"><text:span text:style-name="T4">Repérage dans l'espace</text:span><text:line-break/><text:span text:style-name="T31">Repérage dans un pavé droit (abscisse, ordonnée, altitude)<text:line-break/>Repérage sur une sphère (latitude et longitude)</text:span></text:p>
              </text:list-item>
            </text:list>
          </table:table-cell>
          <table:table-cell table:style-name="Tableau1.A1" office:value-type="string">
            <text:p text:style-name="P2">(<text:span text:style-name="T40">1,5</text:span><text:span text:style-name="T24"> </text:span>sem)</text:p>
          </table:table-cell>
        </table:table-row>
        <table:table-row table:style-name="TableLine94547086652064">
          <table:table-cell table:style-name="Tableau1.A11" office:value-type="string">
            <text:list xml:id="list164914689460105" text:continue-numbering="true" text:style-name="L1">
              <text:list-item>
                <text:p text:style-name="P15"><text:span text:style-name="T8">Proportionnalité</text:span><text:line-break/><text:span text:style-name="T32">Produit en croix, caractérisation graphique</text:span><text:line-break/><text:span text:style-name="T39">Appliquer un p</text:span><text:span text:style-name="T32">ourcentage, pourcentages d’augmentation, échelle du plan<text:line-break/>Grandeurs produit ou quotient, vitesse moyenne, changement d’unités</text:span></text:p>
              </text:list-item>
            </text:list>
          </table:table-cell>
          <table:table-cell table:style-name="Tableau1.A11" office:value-type="string">
            <text:p text:style-name="P2">(<text:span text:style-name="T19">2</text:span> sem)</text:p>
          </table:table-cell>
        </table:table-row>
        <table:table-row table:style-name="TableLine94547086653616">
          <table:table-cell table:style-name="Tableau1.A1" office:value-type="string">
            <text:list xml:id="list164914347127743" text:continue-numbering="true" text:style-name="L1">
              <text:list-item>
                <text:p text:style-name="P15"><text:span text:style-name="T8">Probabilités</text:span><text:line-break/><text:span text:style-name="T33">Vocabulaire (expérience aléatoire, événement, probabilité)</text:span><text:line-break/><text:span text:style-name="T33">Cas de l’équiprobabilité<text:line-break/>Simulations d’expériences aléatoire avec un tableur</text:span></text:p>
              </text:list-item>
            </text:list>
          </table:table-cell>
          <table:table-cell table:style-name="Tableau1.A1" office:value-type="string">
            <text:p text:style-name="P2">(2 sem)</text:p>
          </table:table-cell>
        </table:table-row>
        <table:table-row table:style-name="TableLine94547086654432">
          <table:table-cell table:style-name="Tableau1.A1" office:value-type="string">
            <text:list xml:id="list164913555989888" text:continue-numbering="true" text:style-name="L1">
              <text:list-item>
                <text:p text:style-name="P16"><text:span text:style-name="T8">Pyramides et Cônes</text:span><text:line-break/><text:span text:style-name="T16">C</text:span><text:span text:style-name="T10">alculs de volumes.</text:span></text:p>
              </text:list-item>
            </text:list>
          </table:table-cell>
          <table:table-cell table:style-name="Tableau1.A1" office:value-type="string">
            <text:p text:style-name="P2">(<text:span text:style-name="T34">1,5</text:span> sem)</text:p>
          </table:table-cell>
        </table:table-row>
        <table:table-row table:style-name="TableLine94547086655248">
          <table:table-cell table:style-name="Tableau1.A1" office:value-type="string">
            <text:list xml:id="list164914826157764" text:continue-numbering="true" text:style-name="L1">
              <text:list-item>
                <text:p text:style-name="P8"><text:span text:style-name="T9">Statistiques</text:span><text:line-break/><text:span text:style-name="T33">Moyenne, médiane, étendue</text:span></text:p>
              </text:list-item>
            </text:list>
          </table:table-cell>
          <table:table-cell table:style-name="Tableau1.A1" office:value-type="string">
            <text:p text:style-name="P4">(<text:span text:style-name="T40">1,5</text:span> sem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Thibaud et Véronique FONTANET</meta:initial-creator>
    <meta:creation-date>2007-07-11T22:36:49</meta:creation-date>
    <dc:date>2021-07-10T16:49:12.731747729</dc:date>
    <dc:language>fr-FR</dc:language>
    <meta:editing-cycles>55</meta:editing-cycles>
    <meta:editing-duration>PT4H58M54S</meta:editing-duration>
    <meta:document-statistic meta:table-count="1" meta:image-count="0" meta:object-count="0" meta:page-count="1" meta:paragraph-count="29" meta:word-count="266" meta:character-count="1911" meta:non-whitespace-character-count="1688"/>
    <meta:user-defined meta:name="Info 1"/>
    <meta:user-defined meta:name="Info 2"/>
    <meta:user-defined meta:name="Info 3"/>
    <meta:user-defined meta:name="Info 4"/>
  </office:meta>
</office:document-meta>
</file>